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4" manifest:media-type=""/>
  <manifest:file-entry manifest:full-path="ObjectReplacements/Object 6" manifest:media-type=""/>
  <manifest:file-entry manifest:full-path="meta.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0cdb1"/>
    </style:style>
    <style:style style:name="P2" style:family="paragraph" style:parent-style-name="Standard">
      <style:text-properties fo:font-weight="bold" officeooo:paragraph-rsid="0010cdb1" style:font-weight-asian="bold" style:font-weight-complex="bold"/>
    </style:style>
    <style:style style:name="P3" style:family="paragraph" style:parent-style-name="Standard">
      <style:paragraph-properties fo:text-align="center" style:justify-single-word="false"/>
      <style:text-properties style:text-position="0% 100%" style:font-name="Liberation Serif1" fo:font-weight="bold" officeooo:rsid="0010cdb1" officeooo:paragraph-rsid="0010cdb1" style:font-weight-asian="bold" style:font-weight-complex="bold"/>
    </style:style>
    <style:style style:name="P4" style:family="paragraph" style:parent-style-name="Standard">
      <style:text-properties style:text-position="0% 100%" style:font-name="Liberation Serif1" fo:font-weight="bold" officeooo:paragraph-rsid="0010cdb1" style:font-weight-asian="bold" style:font-weight-complex="bold"/>
    </style:style>
    <style:style style:name="P5" style:family="paragraph" style:parent-style-name="Standard">
      <style:text-properties style:text-position="0% 100%" style:font-name="Liberation Serif1" fo:font-weight="bold" officeooo:rsid="0013561c" officeooo:paragraph-rsid="0013561c" style:font-weight-asian="bold" style:font-weight-complex="bold"/>
    </style:style>
    <style:style style:name="P6" style:family="paragraph" style:parent-style-name="Standard" style:list-style-name="L1">
      <style:text-properties officeooo:paragraph-rsid="0010cdb1"/>
    </style:style>
    <style:style style:name="P7" style:family="paragraph" style:parent-style-name="Standard" style:list-style-name="L1">
      <style:text-properties style:text-position="0% 100%" style:font-name="Liberation Serif1" fo:font-weight="normal" officeooo:rsid="00164ebe" officeooo:paragraph-rsid="00142546" style:font-weight-asian="normal" style:font-weight-complex="normal"/>
    </style:style>
    <style:style style:name="P8" style:family="paragraph" style:parent-style-name="Standard" style:list-style-name="L1">
      <style:text-properties style:text-position="0% 100%" style:font-name="Liberation Serif1" fo:font-weight="normal" officeooo:paragraph-rsid="0010cdb1" style:font-weight-asian="normal" style:font-weight-complex="normal"/>
    </style:style>
    <style:style style:name="P9" style:family="paragraph" style:parent-style-name="Standard" style:list-style-name="L1">
      <style:text-properties style:text-position="0% 100%" style:font-name="Liberation Serif1" fo:font-weight="normal" officeooo:rsid="001afc32" officeooo:paragraph-rsid="001afc32" style:font-weight-asian="normal" style:font-weight-complex="normal"/>
    </style:style>
    <style:style style:name="P10" style:family="paragraph" style:parent-style-name="Standard" style:list-style-name="L2">
      <style:text-properties style:text-position="0% 100%" style:font-name="Liberation Serif1" fo:font-weight="normal" officeooo:paragraph-rsid="0010cdb1" style:font-weight-asian="normal" style:font-weight-complex="normal"/>
    </style:style>
    <style:style style:name="P11" style:family="paragraph" style:parent-style-name="Standard" style:list-style-name="L1">
      <style:text-properties style:text-position="0% 100%" style:font-name="Liberation Serif1" officeooo:paragraph-rsid="001c298c"/>
    </style:style>
    <style:style style:name="P12" style:family="paragraph" style:parent-style-name="Standard" style:list-style-name="L2">
      <style:text-properties officeooo:paragraph-rsid="0010cdb1"/>
    </style:style>
    <style:style style:name="P13" style:family="paragraph" style:parent-style-name="Standard" style:list-style-name="L2">
      <style:text-properties style:font-name="Liberation Serif" officeooo:paragraph-rsid="0010cdb1"/>
    </style:style>
    <style:style style:name="T1" style:family="text">
      <style:text-properties officeooo:rsid="001ffd4b"/>
    </style:style>
    <style:style style:name="T2" style:family="text">
      <style:text-properties fo:font-weight="bold" style:font-weight-asian="bold" style:font-weight-complex="bold"/>
    </style:style>
    <style:style style:name="T3" style:family="text">
      <style:text-properties style:text-position="0% 100%"/>
    </style:style>
    <style:style style:name="T4" style:family="text">
      <style:text-properties style:text-position="0% 100%" style:font-name="Liberation Serif1"/>
    </style:style>
    <style:style style:name="T5" style:family="text">
      <style:text-properties style:text-position="0% 100%" style:font-name="Liberation Serif1" fo:font-weight="normal" style:font-weight-asian="normal" style:font-weight-complex="normal"/>
    </style:style>
    <style:style style:name="T6" style:family="text">
      <style:text-properties style:text-position="0% 100%" style:font-name="Liberation Serif1" fo:font-weight="normal" officeooo:rsid="00161d4b" style:font-weight-asian="normal" style:font-weight-complex="normal"/>
    </style:style>
    <style:style style:name="T7" style:family="text">
      <style:text-properties style:text-position="0% 100%" style:font-name="Liberation Serif1" fo:font-weight="normal" fo:background-color="#ffff00" style:font-weight-asian="normal" style:font-weight-complex="normal"/>
    </style:style>
    <style:style style:name="T8" style:family="text">
      <style:text-properties style:text-position="0% 100%" style:font-name="Liberation Serif1" fo:background-color="#ffff00"/>
    </style:style>
    <style:style style:name="T9" style:family="text">
      <style:text-properties style:text-position="0% 100%" style:font-name="Liberation Serif"/>
    </style:style>
    <style:style style:name="T10" style:family="text">
      <style:text-properties style:font-name="Liberation Serif1"/>
    </style:style>
    <style:style style:name="T11" style:family="text">
      <style:text-properties style:font-name="Liberation Serif1" fo:background-color="#ffff00"/>
    </style:style>
    <style:style style:name="T12" style:family="text">
      <style:text-properties style:text-position="super 58%"/>
    </style:style>
    <style:style style:name="T13" style:family="text">
      <style:text-properties style:font-name="Liberation Serif"/>
    </style:style>
    <style:style style:name="T14" style:family="text">
      <style:text-properties officeooo:rsid="0013561c"/>
    </style:style>
    <style:style style:name="T15" style:family="text">
      <style:text-properties officeooo:rsid="00161d4b"/>
    </style:style>
    <style:style style:name="T16" style:family="text">
      <style:text-properties officeooo:rsid="00164ebe"/>
    </style:style>
    <style:style style:name="T17" style:family="text">
      <style:text-properties officeooo:rsid="001922a1"/>
    </style:style>
    <style:style style:name="T18" style:family="text">
      <style:text-properties officeooo:rsid="0032b017"/>
    </style:style>
    <style:style style:name="T19" style:family="text">
      <style:text-properties officeooo:rsid="001c298c"/>
    </style:style>
    <style:style style:name="T20" style:family="text">
      <style:text-properties officeooo:rsid="001ccbf5"/>
    </style:style>
    <style:style style:name="T21" style:family="text">
      <style:text-properties officeooo:rsid="001e1fb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6">S</text:span>hift-reduce based pars<text:span text:style-name="T14">er</text:span></text:p>
      <text:p text:style-name="P4"/>
      <text:p text:style-name="P5">Shift reduce parsing<text:span text:style-name="T17">(Figure 8)</text:span></text:p>
      <text:list xml:id="list368266089" text:style-name="L1">
        <text:list-item>
          <text:p text:style-name="P7">Is a bottom-up parsing technique.</text:p>
        </text:list-item>
        <text:list-item>
          <text:p text:style-name="P8"><text:span text:style-name="T15">A</text:span> stack holds the grammar symbols and an input buffer holds the rest of the string to be parsed, <text:span text:style-name="T15">Initially the stack is empty and the input buffer holds the entire string.</text:span></text:p>
        </text:list-item>
        <text:list-item>
          <text:p text:style-name="P8">This is represented as α|ω. Here '|' is a notational delimiter used to distinguish the current position of parsing. <text:s/>' α' is the left substring consisting of grammar symbols<text:span text:style-name="T1">(terminals and non-terminals)</text:span> in the stack and <text:s/>'ω' is the right substring consisting of the rest of the input in the stream.</text:p>
        </text:list-item>
        <text:list-item>
          <text:p text:style-name="P8">There are four primary operations of a shift-reduce based parser</text:p>
          <text:list>
            <text:list-item>
              <text:p text:style-name="P8">Shift </text:p>
              <text:list>
                <text:list-item>
                  <text:p text:style-name="P8">Shift the next input symbol onto the top of the stack.</text:p>
                </text:list-item>
              </text:list>
            </text:list-item>
            <text:list-item>
              <text:p text:style-name="P8">Reduce </text:p>
              <text:list>
                <text:list-item>
                  <text:p text:style-name="P8">Apply an inverse production(a reduction)when the end of a handle on the top of the stack is <text:s/>recognized. The handle may be formed at the top of the stack due to a previous shift operation or a previous reduce operation.</text:p>
                </text:list-item>
                <text:list-item>
                  <text:p text:style-name="P8">Implemented by popping out the relevant number of symbols and pushing the equivalent head-of-production.</text:p>
                </text:list-item>
              </text:list>
            </text:list-item>
            <text:list-item>
              <text:p text:style-name="P8">Accept – Announce successful completion of parsing</text:p>
            </text:list-item>
            <text:list-item>
              <text:p text:style-name="P8">Error – Discovery of a syntax error and call an error recovery routine.</text:p>
            </text:list-item>
          </text:list>
        </text:list-item>
        <text:list-item>
          <text:p text:style-name="P6">The use of a stack in shift-reduce parsing is justified by an important fact: <text:a xlink:type="simple" xlink:href="#Handle on top of stack">the handle will always eventually appear on top of the stack, never inside</text:a>. Looking at it another way, the fact that the handle will always appear to the immediate left of the current scan position lends naturally to the implementation of shift-reduce parsers using a stack.</text:p>
        </text:list-item>
        <text:list-item>
          <text:p text:style-name="P8">There arise situations where it is legal to do more than one actions. These are called conflicts</text:p>
          <text:list>
            <text:list-item>
              <text:p text:style-name="P8">shift-reduce conflict - Arises when it is legal to shift or reduce</text:p>
              <text:list>
                <text:list-item>
                  <text:p text:style-name="P9">Figure 14</text:p>
                </text:list-item>
              </text:list>
            </text:list-item>
            <text:list-item>
              <text:p text:style-name="P8">reduce-reduce conflict - Arises when it is legal to reduce by two different productions</text:p>
            </text:list-item>
          </text:list>
          <text:p text:style-name="P6">When to reduce(shift-reduce conflict) and which production to apply(reduce-reduce conflict) are the key decisions to make during bottom-up parsing. Intuitively should reduce only if the result can still be reduced to the start symbol. Which production to use while reducing if there is more than one alternative is determined usually by some heuristic that the parser implements.</text:p>
        </text:list-item>
        <text:list-item>
          <text:p text:style-name="P6">There are no efficient algorithms known to recognize handles. But there are good heuristics for guessing handles. On some CFG's, the heuristics always guess correctly. These CFG's are LR(k) CFG's</text:p>
        </text:list-item>
        <text:list-item>
          <text:p text:style-name="P11"><text:span text:style-name="T19">Shift-reduce based</text:span><text:span text:style-name="T18"> bottom-up parsers require less stack space for left recursive grammars than for right recursive parsers</text:span><text:span text:style-name="T20">(figure 15). </text:span><text:span text:style-name="T21">This is because the recursive leftmost symbol causes the stack to pop often to allow for a reduction. In the case of a right recursive grammar, a possibly very long input string has to be shifted into the stack before the reduction begins.</text:span></text:p>
          <text:list>
            <text:list-header>
              <text:p text:style-name="P8"/>
            </text:list-header>
          </text:list>
        </text:list-item>
      </text:list>
      <text:p text:style-name="P1"><text:bookmark-start text:name="Handle on top of stack"/><text:span text:style-name="T2">What does it mean for a handle '</text:span><text:span text:style-name="T6"><draw:frame draw:style-name="fr1" draw:name="Object1" text:anchor-type="as-char" svg:y="-0.122in" svg:width="0.1701in" svg:height="0.1646in" draw:z-index="0"><draw:object xlink:href="./Object 1" xlink:type="simple" xlink:show="embed" xlink:actuate="onLoad"/><draw:image xlink:href="./ObjectReplacements/Object 1" xlink:type="simple" xlink:show="embed" xlink:actuate="onLoad"/></draw:frame></text:span><text:span text:style-name="T2">' to be inside a stack and not on top of it?</text:span><text:bookmark-end text:name="Handle on top of stack"/></text:p>
      <text:p text:style-name="P1">It means that '<text:span text:style-name="T6"><draw:frame draw:style-name="fr1" draw:name="Object2" text:anchor-type="as-char" svg:y="-0.122in" svg:width="0.1701in" svg:height="0.1646in" draw:z-index="1"><draw:object xlink:href="./Object 2" xlink:type="simple" xlink:show="embed" xlink:actuate="onLoad"/><draw:image xlink:href="./ObjectReplacements/Object 2" xlink:type="simple" xlink:show="embed" xlink:actuate="onLoad"/></draw:frame></text:span>' was pushed inside the stack without reducing it and that there are other handles on the top of the stack.</text:p>
      <text:p text:style-name="P1"/>
      <text:p text:style-name="P2">Why does this happen?</text:p>
      <text:p text:style-name="P1">Two reasons</text:p>
      <text:list xml:id="list290990973" text:style-name="L2">
        <text:list-item>
          <text:p text:style-name="P12">Happens if another handle, '<text:span text:style-name="T10">λ</text:span>', to the right of '<text:span text:style-name="T6"><draw:frame draw:style-name="fr1" draw:name="Object3" text:anchor-type="as-char" svg:y="-0.122in" svg:width="0.1701in" svg:height="0.1646in" draw:z-index="2"><draw:object xlink:href="./Object 3" xlink:type="simple" xlink:show="embed" xlink:actuate="onLoad"/><draw:image xlink:href="./ObjectReplacements/Object 3" xlink:type="simple" xlink:show="embed" xlink:actuate="onLoad"/></draw:frame></text:span>' in the input string was derived after '<text:soft-page-break/><text:span text:style-name="T6"><draw:frame draw:style-name="fr1" draw:name="Object5" text:anchor-type="as-char" svg:y="-0.122in" svg:width="0.1701in" svg:height="0.1646in" draw:z-index="4"><draw:object xlink:href="./Object 5" xlink:type="simple" xlink:show="embed" xlink:actuate="onLoad"/><draw:image xlink:href="./ObjectReplacements/Object 5" xlink:type="simple" xlink:show="embed" xlink:actuate="onLoad"/></draw:frame></text:span>' was derived. Since the parse follows the reverse order of derivation, it must reduce the later derived '<text:span text:style-name="T10">λ</text:span>' first. It thus pushes the relatively left handle '<text:span text:style-name="T6"><draw:frame draw:style-name="fr1" draw:name="Object4" text:anchor-type="as-char" svg:y="-0.122in" svg:width="0.1701in" svg:height="0.1646in" draw:z-index="3"><draw:object xlink:href="./Object 4" xlink:type="simple" xlink:show="embed" xlink:actuate="onLoad"/><draw:image xlink:href="./ObjectReplacements/Object 4" xlink:type="simple" xlink:show="embed" xlink:actuate="onLoad"/></draw:frame></text:span>' into the stack without reducing it and keeps shifting symbols in the search for '<text:span text:style-name="T10">λ</text:span>'. But his can't happen in a bottom-up parse. The bottom-up parse follows the reverse order of the rightmost derivation. The rightmost derivation derives the rightmost handle first and the leftmost handle last. Thus the bottom-up parse always seeks to reduce the leftmost handle<text:span text:style-name="T1">(in the input stream)</text:span> first and thus never pushes '<text:span text:style-name="T6"><draw:frame draw:style-name="fr1" draw:name="Object6" text:anchor-type="as-char" svg:y="-0.122in" svg:width="0.1701in" svg:height="0.1646in" draw:z-index="5"><draw:object xlink:href="./Object 6" xlink:type="simple" xlink:show="embed" xlink:actuate="onLoad"/><draw:image xlink:href="./ObjectReplacements/Object 6" xlink:type="simple" xlink:show="embed" xlink:actuate="onLoad"/></draw:frame></text:span>', seeking to reduce '<text:span text:style-name="T10">λ</text:span>' in the stack.</text:p>
          <text:p text:style-name="P12">Rightmost derivation : S →<text:span text:style-name="T12">* </text:span><text:s/><text:span text:style-name="T10">α</text:span><text:span text:style-name="T13">BxAz → <text:s/></text:span><text:span text:style-name="T10">α</text:span><text:span text:style-name="T13">Bx</text:span><text:span text:style-name="T11">λ</text:span><text:span text:style-name="T13">z → <text:s/></text:span><text:span text:style-name="T10">α</text:span><text:span text:style-name="T7">γ</text:span><text:span text:style-name="T13">x</text:span><text:span text:style-name="T10">λ</text:span><text:span text:style-name="T13">z</text:span></text:p>
          <text:p text:style-name="P13">Therefore Reduction order : </text:p>
          <text:list>
            <text:list-item>
              <text:p text:style-name="P12"><text:span text:style-name="T13">Reduce </text:span><text:span text:style-name="T5">γ to B</text:span></text:p>
            </text:list-item>
            <text:list-item>
              <text:p text:style-name="P10">Reduce λ to A</text:p>
            </text:list-item>
          </text:list>
        </text:list-item>
        <text:list-item>
          <text:p text:style-name="P12">Also happens it another handle, '<text:span text:style-name="T10">λ</text:span>', which is derived along with a symbol which itself derives '<text:span text:style-name="T5">γ</text:span>' is derived after '<text:span text:style-name="T5">γ</text:span>'. Not possible at all with any derivation : right, left or random.</text:p>
          <text:p text:style-name="P12">S →<text:span text:style-name="T12">*</text:span><text:span text:style-name="T3"> <text:s/></text:span><text:span text:style-name="T4">α</text:span><text:span text:style-name="T9">Az → <text:s/></text:span><text:span text:style-name="T4">αβ</text:span><text:span text:style-name="T9">B</text:span><text:span text:style-name="T8">λ</text:span><text:span text:style-name="T9">z → <text:s/></text:span><text:span text:style-name="T4"><text:s/>αβ</text:span><text:span text:style-name="T7">γ</text:span><text:span text:style-name="T5">λ</text:span><text:span text:style-name="T9">z</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0-22T06:20:00</meta:creation-date>
    <dc:date>2012-11-22T12:46:41</dc:date>
    <dc:creator>Kempa </dc:creator>
    <meta:editing-duration>PT17M26S</meta:editing-duration>
    <meta:editing-cycles>13</meta:editing-cycles>
    <meta:generator>LibreOffice/3.6$Linux_x86 LibreOffice_project/360m1$Build-2</meta:generator>
    <meta:document-statistic meta:table-count="0" meta:image-count="0" meta:object-count="6" meta:page-count="2" meta:paragraph-count="32" meta:word-count="706" meta:character-count="3971" meta:non-whitespace-character-count="3310"/>
  </office:meta>
</office:document-meta>
</file>

<file path=Object 1/content.xml><?xml version="1.0" encoding="utf-8"?>
<math xmlns="http://www.w3.org/1998/Math/MathML">
  <semantics>
    <mrow>
      <mo stretchy="false">β</mo>
    </mrow>
    <annotation encoding="StarMath 5.0">%beta</annotation>
  </semantics>
</math>
</file>

<file path=Object 2/content.xml><?xml version="1.0" encoding="utf-8"?>
<math xmlns="http://www.w3.org/1998/Math/MathML">
  <semantics>
    <mrow>
      <mo stretchy="false">β</mo>
    </mrow>
    <annotation encoding="StarMath 5.0">%beta</annotation>
  </semantics>
</math>
</file>

<file path=Object 3/content.xml><?xml version="1.0" encoding="utf-8"?>
<math xmlns="http://www.w3.org/1998/Math/MathML">
  <semantics>
    <mrow>
      <mo stretchy="false">β</mo>
    </mrow>
    <annotation encoding="StarMath 5.0">%beta</annotation>
  </semantics>
</math>
</file>

<file path=Object 4/content.xml><?xml version="1.0" encoding="utf-8"?>
<math xmlns="http://www.w3.org/1998/Math/MathML">
  <semantics>
    <mrow>
      <mo stretchy="false">β</mo>
    </mrow>
    <annotation encoding="StarMath 5.0">%beta</annotation>
  </semantics>
</math>
</file>

<file path=Object 5/content.xml><?xml version="1.0" encoding="utf-8"?>
<math xmlns="http://www.w3.org/1998/Math/MathML">
  <semantics>
    <mrow>
      <mo stretchy="false">β</mo>
    </mrow>
    <annotation encoding="StarMath 5.0">%beta</annotation>
  </semantics>
</math>
</file>

<file path=Object 6/content.xml><?xml version="1.0" encoding="utf-8"?>
<math xmlns="http://www.w3.org/1998/Math/MathML">
  <semantics>
    <mrow>
      <mo stretchy="false">β</mo>
    </mrow>
    <annotation encoding="StarMath 5.0">%beta</annotation>
  </semantics>
</math>
</file>